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20b" officeooo:paragraph-rsid="0011e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database project1;</text:p>
      <text:p text:style-name="P1">Query OK, 1 row affected (0.00 sec)</text:p>
      <text:p text:style-name="P1"/>
      <text:p text:style-name="P1">mysql&gt; use project1</text:p>
      <text:p text:style-name="P1">Database changed</text:p>
      <text:p text:style-name="P1"/>
      <text:p text:style-name="P1">#table user</text:p>
      <text:p text:style-name="P1"/>
      <text:p text:style-name="P1">mysql&gt; create table users(</text:p>
      <text:p text:style-name="P1"><text:s text:c="4"/>-&gt; first varchar(20),</text:p>
      <text:p text:style-name="P1"><text:s text:c="4"/>-&gt; second varchar(20),</text:p>
      <text:p text:style-name="P1"><text:s text:c="4"/>-&gt; emailid varchar(30),</text:p>
      <text:p text:style-name="P1"><text:s text:c="4"/>-&gt; userid varchar(10));</text:p>
      <text:p text:style-name="P1">Query OK, 0 rows affected (0.41 sec)</text:p>
      <text:p text:style-name="P1"/>
      <text:p text:style-name="P1">mysql&gt; desc users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first <text:s text:c="2"/>| varchar(20) | YES <text:s/>| <text:s text:c="4"/>| NULL <text:s text:c="3"/>| <text:s text:c="6"/>|</text:p>
      <text:p text:style-name="P1">| second <text:s/>| varchar(20) | YES <text:s/>| <text:s text:c="4"/>| NULL <text:s text:c="3"/>| <text:s text:c="6"/>|</text:p>
      <text:p text:style-name="P1">| emailid | varchar(30) | YES <text:s/>| <text:s text:c="4"/>| NULL <text:s text:c="3"/>| <text:s text:c="6"/>|</text:p>
      <text:p text:style-name="P1">| userid <text:s/>| varchar(10) | YES <text:s/>| <text:s text:c="4"/>| NULL <text:s text:c="3"/>| <text:s text:c="6"/>|</text:p>
      <text:p text:style-name="P1">+---------+-------------+------+-----+---------+-------+</text:p>
      <text:p text:style-name="P1">4 rows in set (0.00 sec)</text:p>
      <text:p text:style-name="P1"/>
      <text:p text:style-name="P1">mysql&gt; alter table users add primary key(userid);</text:p>
      <text:p text:style-name="P1">Query OK, 0 rows affected (0.49 sec)</text:p>
      <text:p text:style-name="P1">Records: 0 <text:s/>Duplicates: 0 <text:s/>Warnings: 0</text:p>
      <text:p text:style-name="P1"/>
      <text:p text:style-name="P1">mysql&gt; desc users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first <text:s text:c="2"/>| varchar(20) | YES <text:s/>| <text:s text:c="4"/>| NULL <text:s text:c="3"/>| <text:s text:c="6"/>|</text:p>
      <text:p text:style-name="P1">| second <text:s/>| varchar(20) | YES <text:s/>| <text:s text:c="4"/>| NULL <text:s text:c="3"/>| <text:s text:c="6"/>|</text:p>
      <text:p text:style-name="P1">| emailid | varchar(30) | YES <text:s/>| <text:s text:c="4"/>| NULL <text:s text:c="3"/>| <text:s text:c="6"/>|</text:p>
      <text:p text:style-name="P1">| userid <text:s/>| varchar(10) | NO <text:s text:c="2"/>| PRI | NULL <text:s text:c="3"/>| <text:s text:c="6"/>|</text:p>
      <text:p text:style-name="P1">+---------+-------------+------+-----+---------+-------+</text:p>
      <text:p text:style-name="P1">4 rows in set (0.00 sec)</text:p>
      <text:p text:style-name="P1"/>
      <text:p text:style-name="P1">mysql&gt; insert into users values('anupama','dinesh','anu@inapp.com','1');</text:p>
      <text:p text:style-name="P1">Query OK, 1 row affected (0.04 sec)</text:p>
      <text:p text:style-name="P1"/>
      <text:p text:style-name="P1">mysql&gt; insert into users values('sangeetha','s','sangeetha@inapp.com','2');</text:p>
      <text:p text:style-name="P1">Query OK, 1 row affected (0.04 sec)</text:p>
      <text:p text:style-name="P1"/>
      <text:p text:style-name="P1">mysql&gt; insert into users values('teena','ann','teena@inapp.com','3');</text:p>
      <text:p text:style-name="P1">Query OK, 1 row affected (0.04 sec)</text:p>
      <text:p text:style-name="P1"><text:soft-page-break/></text:p>
      <text:p text:style-name="P1">mysql&gt; insert into users values('shruti','','shruti@inapp.com','4');</text:p>
      <text:p text:style-name="P1">Query OK, 1 row affected (0.04 sec)</text:p>
      <text:p text:style-name="P1"/>
      <text:p text:style-name="P1">mysql&gt; select * from users <text:s text:c="10"/></text:p>
      <text:p text:style-name="P1"><text:s text:c="4"/>-&gt; ;</text:p>
      <text:p text:style-name="P1">+-----------+--------+---------------------+--------+</text:p>
      <text:p text:style-name="P1">| first <text:s text:c="4"/>| second | emailid <text:s text:c="12"/>| userid |</text:p>
      <text:p text:style-name="P1">+-----------+--------+---------------------+--------+</text:p>
      <text:p text:style-name="P1">| anupama <text:s text:c="2"/>| dinesh | anu@inapp.com <text:s text:c="6"/>| 1 <text:s text:c="5"/>|</text:p>
      <text:p text:style-name="P1">| sangeetha | s <text:s text:c="5"/>| sangeetha@inapp.com | 2 <text:s text:c="5"/>|</text:p>
      <text:p text:style-name="P1">| teena <text:s text:c="4"/>| ann <text:s text:c="3"/>| teena@inapp.com <text:s text:c="4"/>| 3 <text:s text:c="5"/>|</text:p>
      <text:p text:style-name="P1">| shruti <text:s text:c="3"/>| <text:s text:c="7"/>| shruti@inapp.com <text:s text:c="3"/>| 4 <text:s text:c="5"/>|</text:p>
      <text:p text:style-name="P1">+-----------+--------+---------------------+--------+</text:p>
      <text:p text:style-name="P1">4 rows in set (0.00 sec)</text:p>
      <text:p text:style-name="P1"/>
      <text:p text:style-name="P1"/>
      <text:p text:style-name="P1">mysql&gt; create table pictures(picid varchar(5),</text:p>
      <text:p text:style-name="P1"><text:s text:c="4"/>-&gt; tagid varchar(5),</text:p>
      <text:p text:style-name="P1"><text:s text:c="4"/>-&gt; userid varchar(10)); <text:s text:c="52"/>Query OK, 0 rows affected (0.42 sec)</text:p>
      <text:p text:style-name="P1"/>
      <text:p text:style-name="P1">mysql&gt; alter table pictures add(datepost date,</text:p>
      <text:p text:style-name="P1"><text:s text:c="4"/>-&gt; picpath char(20),</text:p>
      <text:p text:style-name="P1"><text:s text:c="4"/>-&gt; caption varchar(50));</text:p>
      <text:p text:style-name="P1">Query OK, 0 rows affected (0.48 sec)</text:p>
      <text:p text:style-name="P1">Records: 0 <text:s/>Duplicates: 0 <text:s/>Warnings: 0</text:p>
      <text:p text:style-name="P1"/>
      <text:p text:style-name="P1">mysql&gt; desc picture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icid <text:s text:c="3"/>| varchar(5) <text:s/>| YES <text:s/>| <text:s text:c="4"/>| NULL <text:s text:c="3"/>| <text:s text:c="6"/>|</text:p>
      <text:p text:style-name="P1">| tagid <text:s text:c="3"/>| varchar(5) <text:s/>| YES <text:s/>| <text:s text:c="4"/>| NULL <text:s text:c="3"/>| <text:s text:c="6"/>|</text:p>
      <text:p text:style-name="P1">| userid <text:s text:c="2"/>| varchar(10) | YES <text:s/>| <text:s text:c="4"/>| NULL <text:s text:c="3"/>| <text:s text:c="6"/>|</text:p>
      <text:p text:style-name="P1">| datepost | date <text:s text:c="7"/>| YES <text:s/>| <text:s text:c="4"/>| NULL <text:s text:c="3"/>| <text:s text:c="6"/>|</text:p>
      <text:p text:style-name="P1">| picpath <text:s/>| char(20) <text:s text:c="3"/>| YES <text:s/>| <text:s text:c="4"/>| NULL <text:s text:c="3"/>| <text:s text:c="6"/>|</text:p>
      <text:p text:style-name="P1">| caption <text:s/>| varchar(50) | YES <text:s/>| <text:s text:c="4"/>| NULL <text:s text:c="3"/>| <text:s text:c="6"/>|</text:p>
      <text:p text:style-name="P1">+----------+-------------+------+-----+---------+-------+</text:p>
      <text:p text:style-name="P1">6 rows in set (0.00 sec)</text:p>
      <text:p text:style-name="P1"/>
      <text:p text:style-name="P1">mysql&gt; create table tag(tagid varchar(5),</text:p>
      <text:p text:style-name="P1"><text:s text:c="4"/>-&gt; tagname varchar(20));</text:p>
      <text:p text:style-name="P1">Query OK, 0 rows affected (0.28 sec)</text:p>
      <text:p text:style-name="P1"/>
      <text:p text:style-name="P1">mysql&gt; desc tag</text:p>
      <text:p text:style-name="P1"><text:s text:c="4"/>-&gt; 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<text:soft-page-break/>| tagid <text:s text:c="2"/>| varchar(5) <text:s/>| YES <text:s/>| <text:s text:c="4"/>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mysql&gt; alter table tag add primary key(tagid);</text:p>
      <text:p text:style-name="P1">Query OK, 0 rows affected (0.67 sec)</text:p>
      <text:p text:style-name="P1">Records: 0 <text:s/>Duplicates: 0 <text:s/>Warnings: 0</text:p>
      <text:p text:style-name="P1"/>
      <text:p text:style-name="P1">mysql&gt; desc tag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mysql&gt; alter table pictures add primary key(picid);</text:p>
      <text:p text:style-name="P1">Query OK, 0 rows affected (0.51 sec)</text:p>
      <text:p text:style-name="P1">Records: 0 <text:s/>Duplicates: 0 <text:s/>Warnings: 0</text:p>
      <text:p text:style-name="P1"/>
      <text:p text:style-name="P1"/>
      <text:p text:style-name="P1">mysql&gt; drop table pictures;</text:p>
      <text:p text:style-name="P1">Query OK, 0 rows affected (0.17 sec)</text:p>
      <text:p text:style-name="P1"/>
      <text:p text:style-name="P1">mysql&gt; desc pictures;</text:p>
      <text:p text:style-name="P1">ERROR 1146 (42S02): Table 'project1.pictures' doesn't exist</text:p>
      <text:p text:style-name="P1">mysql&gt; create table pictures(</text:p>
      <text:p text:style-name="P1"><text:s text:c="4"/>-&gt; picid varchar(5),</text:p>
      <text:p text:style-name="P1"><text:s text:c="4"/>-&gt; TAGID varchar(5),</text:p>
      <text:p text:style-name="P1"><text:s text:c="4"/>-&gt; USERID varchar(20),</text:p>
      <text:p text:style-name="P1"><text:s text:c="4"/>-&gt; datepost date,</text:p>
      <text:p text:style-name="P1"><text:s text:c="4"/>-&gt; picpath varchar(20),</text:p>
      <text:p text:style-name="P1"><text:s text:c="4"/>-&gt; caption varchar(10));</text:p>
      <text:p text:style-name="P1">Query OK, 0 rows affected (0.26 sec)</text:p>
      <text:p text:style-name="P1"/>
      <text:p text:style-name="P1">mysql&gt; alter table pictures add foreign key(TAGID) references tag(tagid);</text:p>
      <text:p text:style-name="P1">Query OK, 0 rows affected (0.94 sec)</text:p>
      <text:p text:style-name="P1">Records: 0 <text:s/>Duplicates: 0 <text:s/>Warnings: 0</text:p>
      <text:p text:style-name="P1"/>
      <text:p text:style-name="P1">mysql&gt; alter table pictures add foreign key(USERID) references users(userid);</text:p>
      <text:p text:style-name="P1">Query OK, 0 rows affected (0.78 sec)</text:p>
      <text:p text:style-name="P1">Records: 0 <text:s/>Duplicates: 0 <text:s/>Warnings: 0</text:p>
      <text:p text:style-name="P1"/>
      <text:p text:style-name="P1">mysql&gt; alter table pictures add primary key(picid);</text:p>
      <text:p text:style-name="P1">Query OK, 0 rows affected (0.58 sec)</text:p>
      <text:p text:style-name="P1">Records: 0 <text:s/>Duplicates: 0 <text:s/>Warnings: 0</text:p>
      <text:p text:style-name="P1"/>
      <text:p text:style-name="P1"><text:soft-page-break/>mysql&gt; desc picture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icid <text:s text:c="3"/>| varchar(5) <text:s/>| NO <text:s text:c="2"/>| PRI | NULL <text:s text:c="3"/>| <text:s text:c="6"/>|</text:p>
      <text:p text:style-name="P1">| TAGID <text:s text:c="3"/>| varchar(5) <text:s/>| YES <text:s/>| MUL | NULL <text:s text:c="3"/>| <text:s text:c="6"/>|</text:p>
      <text:p text:style-name="P1">| USERID <text:s text:c="2"/>| varchar(20) | YES <text:s/>| MUL | NULL <text:s text:c="3"/>| <text:s text:c="6"/>|</text:p>
      <text:p text:style-name="P1">| datepost | date <text:s text:c="7"/>| YES <text:s/>| <text:s text:c="4"/>| NULL <text:s text:c="3"/>| <text:s text:c="6"/>|</text:p>
      <text:p text:style-name="P1">| picpath <text:s/>| varchar(20) | YES <text:s/>| <text:s text:c="4"/>| NULL <text:s text:c="3"/>| <text:s text:c="6"/>|</text:p>
      <text:p text:style-name="P1">| caption <text:s/>| varchar(10) | YES <text:s/>| <text:s text:c="4"/>| NULL <text:s text:c="3"/>| <text:s text:c="6"/>|</text:p>
      <text:p text:style-name="P1">+----------+-------------+------+-----+---------+-------+</text:p>
      <text:p text:style-name="P1">6 rows in set (0.00 sec)</text:p>
      <text:p text:style-name="P1"/>
      <text:p text:style-name="P1">mysql&gt; create table likes(</text:p>
      <text:p text:style-name="P1"><text:s text:c="4"/>-&gt; picture varchar(5),</text:p>
      <text:p text:style-name="P1"><text:s text:c="4"/>-&gt; user varchar(20));</text:p>
      <text:p text:style-name="P1">Query OK, 0 rows affected (0.26 sec)</text:p>
      <text:p text:style-name="P1"/>
      <text:p text:style-name="P1">mysql&gt; alter table likes add foreign key(USERID) references users(userid);</text:p>
      <text:p text:style-name="P1">ERROR 1072 (42000): Key column 'USERID' doesn't exist in table</text:p>
      <text:p text:style-name="P1">mysql&gt; alter table likes add foreign key(user) references users(userid);</text:p>
      <text:p text:style-name="P1">Query OK, 0 rows affected (0.73 sec)</text:p>
      <text:p text:style-name="P1">Records: 0 <text:s/>Duplicates: 0 <text:s/>Warnings: 0</text:p>
      <text:p text:style-name="P1"/>
      <text:p text:style-name="P1">mysql&gt; alter table likes add foreign key(picture) references users(picid);</text:p>
      <text:p text:style-name="P1">ERROR 1215 (HY000): Cannot add foreign key constraint</text:p>
      <text:p text:style-name="P1">mysql&gt; alter table likes add foreign key(picture) references pictures(picid);</text:p>
      <text:p text:style-name="P1">Query OK, 0 rows affected (0.90 sec)</text:p>
      <text:p text:style-name="P1">Records: 0 <text:s/>Duplicates: 0 <text:s/>Warnings: 0</text:p>
      <text:p text:style-name="P1"/>
      <text:p text:style-name="P1">mysql&gt; desc likes</text:p>
      <text:p text:style-name="P1"><text:s text:c="4"/>-&gt; 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picture | varchar(5) <text:s/>| YES <text:s/>| MUL | NULL <text:s text:c="3"/>| <text:s text:c="6"/>|</text:p>
      <text:p text:style-name="P1">| user <text:s text:c="3"/>| varchar(20) | YES <text:s/>| MUL 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mysql&gt; desc tag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<text:soft-page-break/>mysql&gt; desc picture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icid <text:s text:c="3"/>| varchar(5) <text:s/>| NO <text:s text:c="2"/>| PRI | NULL <text:s text:c="3"/>| <text:s text:c="6"/>|</text:p>
      <text:p text:style-name="P1">| TAGID <text:s text:c="3"/>| varchar(5) <text:s/>| YES <text:s/>| MUL | NULL <text:s text:c="3"/>| <text:s text:c="6"/>|</text:p>
      <text:p text:style-name="P1">| USERID <text:s text:c="2"/>| varchar(20) | YES <text:s/>| MUL | NULL <text:s text:c="3"/>| <text:s text:c="6"/>|</text:p>
      <text:p text:style-name="P1">| datepost | date <text:s text:c="7"/>| YES <text:s/>| <text:s text:c="4"/>| NULL <text:s text:c="3"/>| <text:s text:c="6"/>|</text:p>
      <text:p text:style-name="P1">| picpath <text:s/>| varchar(20) | YES <text:s/>| <text:s text:c="4"/>| NULL <text:s text:c="3"/>| <text:s text:c="6"/>|</text:p>
      <text:p text:style-name="P1">| caption <text:s/>| varchar(10) | YES <text:s/>| <text:s text:c="4"/>| NULL <text:s text:c="3"/>| <text:s text:c="6"/>|</text:p>
      <text:p text:style-name="P1">+----------+-------------+------+-----+---------+-------+</text:p>
      <text:p text:style-name="P1">6 rows in set (0.00 sec)</text:p>
      <text:p text:style-name="P1"/>
      <text:p text:style-name="P1">mysql&gt; desc users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first <text:s text:c="2"/>| varchar(20) | YES <text:s/>| <text:s text:c="4"/>| NULL <text:s text:c="3"/>| <text:s text:c="6"/>|</text:p>
      <text:p text:style-name="P1">| second <text:s/>| varchar(20) | YES <text:s/>| <text:s text:c="4"/>| NULL <text:s text:c="3"/>| <text:s text:c="6"/>|</text:p>
      <text:p text:style-name="P1">| emailid | varchar(30) | YES <text:s/>| <text:s text:c="4"/>| NULL <text:s text:c="3"/>| <text:s text:c="6"/>|</text:p>
      <text:p text:style-name="P1">| userid <text:s/>| varchar(10) | NO <text:s text:c="2"/>| PRI | NULL <text:s text:c="3"/>| <text:s text:c="6"/>|</text:p>
      <text:p text:style-name="P1">+---------+-------------+------+-----+---------+-------+</text:p>
      <text:p text:style-name="P1">4 rows in set (0.00 sec)</text:p>
      <text:p text:style-name="P1"/>
      <text:p text:style-name="P1">mysql&gt; select * users;</text:p>
      <text:p text:style-name="P1">ERROR 1064 (42000): You have an error in your SQL syntax; check the manual that corresponds to your MySQL server version for the right syntax to use near 'users' at line 1</text:p>
      <text:p text:style-name="P1">mysql&gt; select * from <text:s/>users;</text:p>
      <text:p text:style-name="P1">+-----------+--------+---------------------+--------+</text:p>
      <text:p text:style-name="P1">| first <text:s text:c="4"/>| second | emailid <text:s text:c="12"/>| userid |</text:p>
      <text:p text:style-name="P1">+-----------+--------+---------------------+--------+</text:p>
      <text:p text:style-name="P1">| anupama <text:s text:c="2"/>| dinesh | anu@inapp.com <text:s text:c="6"/>| 1 <text:s text:c="5"/>|</text:p>
      <text:p text:style-name="P1">| sangeetha | s <text:s text:c="5"/>| sangeetha@inapp.com | 2 <text:s text:c="5"/>|</text:p>
      <text:p text:style-name="P1">| teena <text:s text:c="4"/>| ann <text:s text:c="3"/>| teena@inapp.com <text:s text:c="4"/>| 3 <text:s text:c="5"/>|</text:p>
      <text:p text:style-name="P1">| shruti <text:s text:c="3"/>| <text:s text:c="7"/>| shruti@inapp.com <text:s text:c="3"/>| 4 <text:s text:c="5"/>|</text:p>
      <text:p text:style-name="P1">+-----------+--------+---------------------+--------+</text:p>
      <text:p text:style-name="P1">4 rows in set (0.00 sec)</text:p>
      <text:p text:style-name="P1"/>
      <text:p text:style-name="P1">mysql&gt; insert into users('KP','sony','kpsony@gmail.com','5');</text:p>
      <text:p text:style-name="P1">ERROR 1064 (42000): You have an error in your SQL syntax; check the manual that corresponds to your MySQL server version for the right syntax to use near ''KP','sony','kpsony@gmail.com','5')' at line 1</text:p>
      <text:p text:style-name="P1">mysql&gt; insert into users values('KP','sony','kpsony@gmail.com','5');</text:p>
      <text:p text:style-name="P1">Query OK, 1 row affected (0.04 sec)</text:p>
      <text:p text:style-name="P1"/>
      <text:p text:style-name="P1">mysql&gt; select * from <text:s/>users;</text:p>
      <text:p text:style-name="P1">+-----------+--------+---------------------+--------+</text:p>
      <text:p text:style-name="P1">| first <text:s text:c="4"/>| second | emailid <text:s text:c="12"/>| userid |</text:p>
      <text:p text:style-name="P1">+-----------+--------+---------------------+--------+</text:p>
      <text:p text:style-name="P1"><text:soft-page-break/>| anupama <text:s text:c="2"/>| dinesh | anu@inapp.com <text:s text:c="6"/>| 1 <text:s text:c="5"/>|</text:p>
      <text:p text:style-name="P1">| sangeetha | s <text:s text:c="5"/>| sangeetha@inapp.com | 2 <text:s text:c="5"/>|</text:p>
      <text:p text:style-name="P1">| teena <text:s text:c="4"/>| ann <text:s text:c="3"/>| teena@inapp.com <text:s text:c="4"/>| 3 <text:s text:c="5"/>|</text:p>
      <text:p text:style-name="P1">| shruti <text:s text:c="3"/>| <text:s text:c="7"/>| shruti@inapp.com <text:s text:c="3"/>| 4 <text:s text:c="5"/>|</text:p>
      <text:p text:style-name="P1">| KP <text:s text:c="7"/>| sony <text:s text:c="2"/>| kpsony@gmail.com <text:s text:c="3"/>| 5 <text:s text:c="5"/>|</text:p>
      <text:p text:style-name="P1">+-----------+--------+---------------------+--------+</text:p>
      <text:p text:style-name="P1">5 rows in set (0.00 sec)</text:p>
      <text:p text:style-name="P1"/>
      <text:p text:style-name="P1">mysql&gt; desc picture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icid <text:s text:c="3"/>| varchar(5) <text:s/>| NO <text:s text:c="2"/>| PRI | NULL <text:s text:c="3"/>| <text:s text:c="6"/>|</text:p>
      <text:p text:style-name="P1">| TAGID <text:s text:c="3"/>| varchar(5) <text:s/>| YES <text:s/>| MUL | NULL <text:s text:c="3"/>| <text:s text:c="6"/>|</text:p>
      <text:p text:style-name="P1">| USERID <text:s text:c="2"/>| varchar(20) | YES <text:s/>| MUL | NULL <text:s text:c="3"/>| <text:s text:c="6"/>|</text:p>
      <text:p text:style-name="P1">| datepost | date <text:s text:c="7"/>| YES <text:s/>| <text:s text:c="4"/>| NULL <text:s text:c="3"/>| <text:s text:c="6"/>|</text:p>
      <text:p text:style-name="P1">| picpath <text:s/>| varchar(20) | YES <text:s/>| <text:s text:c="4"/>| NULL <text:s text:c="3"/>| <text:s text:c="6"/>|</text:p>
      <text:p text:style-name="P1">| caption <text:s/>| varchar(10) | YES <text:s/>| <text:s text:c="4"/>| NULL <text:s text:c="3"/>| <text:s text:c="6"/>|</text:p>
      <text:p text:style-name="P1">+----------+-------------+------+-----+---------+-------+</text:p>
      <text:p text:style-name="P1">6 rows in set (0.00 sec)</text:p>
      <text:p text:style-name="P1"/>
      <text:p text:style-name="P1">mysql&gt; insert into pictures values(</text:p>
      <text:p text:style-name="P1"><text:s text:c="4"/>-&gt; ;</text:p>
      <text:p text:style-name="P1">ERROR 1064 (42000): You have an error in your SQL syntax; check the manual that corresponds to your MySQL server version for the right syntax to use near '' at line 1</text:p>
      <text:p text:style-name="P1">mysql&gt; \c;</text:p>
      <text:p text:style-name="P1">ERROR: </text:p>
      <text:p text:style-name="P1">No query specified</text:p>
      <text:p text:style-name="P1"/>
      <text:p text:style-name="P1">mysql&gt; desc tag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mysql&gt; insert into tag values</text:p>
      <text:p text:style-name="P1"><text:s text:c="4"/>-&gt; ('1','art');</text:p>
      <text:p text:style-name="P1">Query OK, 1 row affected (0.05 sec)</text:p>
      <text:p text:style-name="P1"/>
      <text:p text:style-name="P1">mysql&gt; insert into tag values ('2','science');</text:p>
      <text:p text:style-name="P1">Query OK, 1 row affected (0.04 sec)</text:p>
      <text:p text:style-name="P1"/>
      <text:p text:style-name="P1">mysql&gt; insert into tag values ('3','music');</text:p>
      <text:p text:style-name="P1">Query OK, 1 row affected (0.04 sec)</text:p>
      <text:p text:style-name="P1"/>
      <text:p text:style-name="P1">mysql&gt; insert into tag values ('4','history');</text:p>
      <text:p text:style-name="P1"><text:soft-page-break/>Query OK, 1 row affected (0.05 sec)</text:p>
      <text:p text:style-name="P1"/>
      <text:p text:style-name="P1">mysql&gt; insert into tag values ('5','engineering');</text:p>
      <text:p text:style-name="P1">Query OK, 1 row affected (0.03 sec)</text:p>
      <text:p text:style-name="P1"/>
      <text:p text:style-name="P1">mysql&gt; select * from tag;</text:p>
      <text:p text:style-name="P1">+-------+-------------+</text:p>
      <text:p text:style-name="P1">| tagid | tagname <text:s text:c="4"/>|</text:p>
      <text:p text:style-name="P1">+-------+-------------+</text:p>
      <text:p text:style-name="P1">| 1 <text:s text:c="4"/>| art <text:s text:c="8"/>|</text:p>
      <text:p text:style-name="P1">| 2 <text:s text:c="4"/>| science <text:s text:c="4"/>|</text:p>
      <text:p text:style-name="P1">| 3 <text:s text:c="4"/>| music <text:s text:c="6"/>|</text:p>
      <text:p text:style-name="P1">| 4 <text:s text:c="4"/>| history <text:s text:c="4"/>|</text:p>
      <text:p text:style-name="P1">| 5 <text:s text:c="4"/>| engineering |</text:p>
      <text:p text:style-name="P1">+-------+-------------+</text:p>
      <text:p text:style-name="P1">5 rows in set (0.00 sec)</text:p>
      <text:p text:style-name="P1"/>
      <text:p text:style-name="P1">mysql&gt; desc pictures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picid <text:s text:c="3"/>| varchar(5) <text:s/>| NO <text:s text:c="2"/>| PRI | NULL <text:s text:c="3"/>| <text:s text:c="6"/>|</text:p>
      <text:p text:style-name="P1">| TAGID <text:s text:c="3"/>| varchar(5) <text:s/>| YES <text:s/>| MUL | NULL <text:s text:c="3"/>| <text:s text:c="6"/>|</text:p>
      <text:p text:style-name="P1">| USERID <text:s text:c="2"/>| varchar(20) | YES <text:s/>| MUL | NULL <text:s text:c="3"/>| <text:s text:c="6"/>|</text:p>
      <text:p text:style-name="P1">| datepost | date <text:s text:c="7"/>| YES <text:s/>| <text:s text:c="4"/>| NULL <text:s text:c="3"/>| <text:s text:c="6"/>|</text:p>
      <text:p text:style-name="P1">| picpath <text:s/>| varchar(20) | YES <text:s/>| <text:s text:c="4"/>| NULL <text:s text:c="3"/>| <text:s text:c="6"/>|</text:p>
      <text:p text:style-name="P1">| caption <text:s/>| varchar(10) | YES <text:s/>| <text:s text:c="4"/>| NULL <text:s text:c="3"/>| <text:s text:c="6"/>|</text:p>
      <text:p text:style-name="P1">+----------+-------------+------+-----+---------+-------+</text:p>
      <text:p text:style-name="P1">6 rows in set (0.00 sec)</text:p>
      <text:p text:style-name="P1"/>
      <text:p text:style-name="P1">mysql&gt; insert into pictures values('1','1','1','2015-01-19','/home/pictures/1p','London');</text:p>
      <text:p text:style-name="P1">Query OK, 1 row affected (0.04 sec)</text:p>
      <text:p text:style-name="P1"/>
      <text:p text:style-name="P1">mysql&gt; insert into pictures values('2','1','1','2015-01-19','/home/pictures/1p','no caption');</text:p>
      <text:p text:style-name="P1">Query OK, 1 row affected (0.04 sec)</text:p>
      <text:p text:style-name="P1"/>
      <text:p text:style-name="P1">mysql&gt; select * from pictures;</text:p>
      <text:p text:style-name="P1">+-------+-------+--------+------------+-------------------+------------+</text:p>
      <text:p text:style-name="P1">| picid | TAGID | USERID | datepost <text:s text:c="2"/>| picpath <text:s text:c="10"/>| caption <text:s text:c="3"/>|</text:p>
      <text:p text:style-name="P1">+-------+-------+--------+------------+-------------------+------------+</text:p>
      <text:p text:style-name="P1">| 1 <text:s text:c="4"/>| 1 <text:s text:c="4"/>| 1 <text:s text:c="5"/>| 2015-01-19 | /home/pictures/1p | London <text:s text:c="4"/>|</text:p>
      <text:p text:style-name="P1">| 2 <text:s text:c="4"/>| 1 <text:s text:c="4"/>| 1 <text:s text:c="5"/>| 2015-01-19 | /home/pictures/1p | no caption |</text:p>
      <text:p text:style-name="P1">+-------+-------+--------+------------+-------------------+------------+</text:p>
      <text:p text:style-name="P1">2 rows in set (0.00 sec)</text:p>
      <text:p text:style-name="P1"/>
      <text:p text:style-name="P1">mysql&gt; insert into pictures values('2','5','3','2018-01-19','/home/pictures/3p','computers');</text:p>
      <text:p text:style-name="P1">ERROR 1062 (23000): Duplicate entry '2' for key 'PRIMARY'</text:p>
      <text:p text:style-name="P1">mysql&gt; insert into pictures values('3','5','3','2018-01-19','/home/pictures/3p','computers');</text:p>
      <text:p text:style-name="P1">Query OK, 1 row affected (0.05 sec)</text:p>
      <text:p text:style-name="P1"><text:soft-page-break/></text:p>
      <text:p text:style-name="P1">mysql&gt; select picid from pictures where USERID='1';</text:p>
      <text:p text:style-name="P1">+-------+</text:p>
      <text:p text:style-name="P1">| picid |</text:p>
      <text:p text:style-name="P1">+-------+</text:p>
      <text:p text:style-name="P1">| 1 <text:s text:c="4"/>|</text:p>
      <text:p text:style-name="P1">| 2 <text:s text:c="4"/>|</text:p>
      <text:p text:style-name="P1">+-------+</text:p>
      <text:p text:style-name="P1">2 rows in set (0.00 sec)</text:p>
      <text:p text:style-name="P1"/>
      <text:p text:style-name="P1">mysql&gt; insert into pictures values('4','2','2','2018-08-01','/home/pictures/3p','birthday');</text:p>
      <text:p text:style-name="P1">Query OK, 1 row affected (0.04 sec)</text:p>
      <text:p text:style-name="P1"/>
      <text:p text:style-name="P1">mysql&gt; select caption from pictures where USERID='2';</text:p>
      <text:p text:style-name="P1">+----------+</text:p>
      <text:p text:style-name="P1">| caption <text:s/>|</text:p>
      <text:p text:style-name="P1">+----------+</text:p>
      <text:p text:style-name="P1">| birthday |</text:p>
      <text:p text:style-name="P1">+----------+</text:p>
      <text:p text:style-name="P1">1 row in set (0.00 sec)</text:p>
      <text:p text:style-name="P1"/>
      <text:p text:style-name="P1">mysql&gt; insert into pictures values('5','2','4','2017-08-01','/home/pictures/4p','birthdaylast');</text:p>
      <text:p text:style-name="P1">ERROR 1406 (22001): Data too long for column 'caption' at row 1</text:p>
      <text:p text:style-name="P1">mysql&gt; insert into pictures values('5','2','4','2017-08-01','/home/pictures/4p','bdaylast');</text:p>
      <text:p text:style-name="P1">Query OK, 1 row affected (0.04 sec)</text:p>
      <text:p text:style-name="P1"/>
      <text:p text:style-name="P1">mysql&gt; select picid,userid where datepost&gt;'2018-07-16' and datepost&lt;'2017-07-16';</text:p>
      <text:p text:style-name="P1">ERROR 1064 (42000): You have an error in your SQL syntax; check the manual that corresponds to your MySQL server version for the right syntax to use near 'where datepost&gt;'2018-07-16' and datepost&lt;'2017-07-16'' at line 1</text:p>
      <text:p text:style-name="P1">mysql&gt; </text:p>
      <text:p text:style-name="P1">mysql&gt; </text:p>
      <text:p text:style-name="P1">mysql&gt; </text:p>
      <text:p text:style-name="P1">mysql&gt; select year(dateofposting),pictureid from Picture where userid=3 and dateofposting&gt;=curdate()-interval 5 year;</text:p>
      <text:p text:style-name="P1">ERROR 1146 (42S02): Table 'project1.Picture' doesn't exist</text:p>
      <text:p text:style-name="P1">mysql&gt; select year(datepost),picid from pictures where USERID=3 and datepost&gt;=curdate()-interval 5 year;</text:p>
      <text:p text:style-name="P1">+----------------+-------+</text:p>
      <text:p text:style-name="P1">| year(datepost) | picid |</text:p>
      <text:p text:style-name="P1">+----------------+-------+</text:p>
      <text:p text:style-name="P1">| <text:s text:c="10"/>2018 | 3 <text:s text:c="4"/>|</text:p>
      <text:p text:style-name="P1">+----------------+-------+</text:p>
      <text:p text:style-name="P1">1 row in set (0.00 sec)</text:p>
      <text:p text:style-name="P1"/>
      <text:p text:style-name="P1">mysql&gt; select year(datepost),picid from pictures where datepost-curdate()=0;</text:p>
      <text:p text:style-name="P1">Empty set (0.00 sec)</text:p>
      <text:p text:style-name="P1"/>
      <text:p text:style-name="P1">mysql&gt; select year(datepost),picid from pictures where datepost-curdate()&gt;1;</text:p>
      <text:p text:style-name="P1"><text:soft-page-break/>+----------------+-------+</text:p>
      <text:p text:style-name="P1">| year(datepost) | picid |</text:p>
      <text:p text:style-name="P1">+----------------+-------+</text:p>
      <text:p text:style-name="P1">| <text:s text:c="10"/>2018 | 4 <text:s text:c="4"/>|</text:p>
      <text:p text:style-name="P1">+----------------+-------+</text:p>
      <text:p text:style-name="P1">1 row in set (0.00 sec)</text:p>
      <text:p text:style-name="P1"/>
      <text:p text:style-name="P1">mysql&gt; select datepost,picid,USERID from pictures where datepost-curdate()&gt;1;</text:p>
      <text:p text:style-name="P1">+------------+-------+--------+</text:p>
      <text:p text:style-name="P1">| datepost <text:s text:c="2"/>| picid | USERID |</text:p>
      <text:p text:style-name="P1">+------------+-------+--------+</text:p>
      <text:p text:style-name="P1">| 2018-08-01 | 4 <text:s text:c="4"/>| 2 <text:s text:c="5"/>|</text:p>
      <text:p text:style-name="P1">+------------+-------+--------+</text:p>
      <text:p text:style-name="P1">1 row in set (0.00 sec)</text:p>
      <text:p text:style-name="P1"/>
      <text:p text:style-name="P1">mysql&gt; select * from pictures;</text:p>
      <text:p text:style-name="P1">+-------+-------+--------+------------+-------------------+------------+</text:p>
      <text:p text:style-name="P1">| picid | TAGID | USERID | datepost <text:s text:c="2"/>| picpath <text:s text:c="10"/>| caption <text:s text:c="3"/>|</text:p>
      <text:p text:style-name="P1">+-------+-------+--------+------------+-------------------+------------+</text:p>
      <text:p text:style-name="P1">| 1 <text:s text:c="4"/>| 1 <text:s text:c="4"/>| 1 <text:s text:c="5"/>| 2015-01-19 | /home/pictures/1p | London <text:s text:c="4"/>|</text:p>
      <text:p text:style-name="P1">| 2 <text:s text:c="4"/>| 1 <text:s text:c="4"/>| 1 <text:s text:c="5"/>| 2015-01-19 | /home/pictures/1p | no caption |</text:p>
      <text:p text:style-name="P1">| 3 <text:s text:c="4"/>| 5 <text:s text:c="4"/>| 3 <text:s text:c="5"/>| 2018-01-19 | /home/pictures/3p | computers <text:s/>|</text:p>
      <text:p text:style-name="P1">| 4 <text:s text:c="4"/>| 2 <text:s text:c="4"/>| 2 <text:s text:c="5"/>| 2018-08-01 | /home/pictures/3p | birthday <text:s text:c="2"/>|</text:p>
      <text:p text:style-name="P1">| 5 <text:s text:c="4"/>| 2 <text:s text:c="4"/>| 4 <text:s text:c="5"/>| 2017-08-01 | /home/pictures/4p | bdaylast <text:s text:c="2"/>|</text:p>
      <text:p text:style-name="P1">+-------+-------+--------+------------+-------------------+------------+</text:p>
      <text:p text:style-name="P1">5 rows in set (0.00 sec)</text:p>
      <text:p text:style-name="P1"/>
      <text:p text:style-name="P1">mysql&gt; select datepost,picid,USERID from pictures where datepost-curdate()&lt;1;</text:p>
      <text:p text:style-name="P1">+------------+-------+--------+</text:p>
      <text:p text:style-name="P1">| datepost <text:s text:c="2"/>| picid | USERID |</text:p>
      <text:p text:style-name="P1">+------------+-------+--------+</text:p>
      <text:p text:style-name="P1">| 2015-01-19 | 1 <text:s text:c="4"/>| 1 <text:s text:c="5"/>|</text:p>
      <text:p text:style-name="P1">| 2015-01-19 | 2 <text:s text:c="4"/>| 1 <text:s text:c="5"/>|</text:p>
      <text:p text:style-name="P1">| 2018-01-19 | 3 <text:s text:c="4"/>| 3 <text:s text:c="5"/>|</text:p>
      <text:p text:style-name="P1">| 2017-08-01 | 5 <text:s text:c="4"/>| 4 <text:s text:c="5"/>|</text:p>
      <text:p text:style-name="P1">+------------+-------+--------+</text:p>
      <text:p text:style-name="P1">4 rows in set (0.00 sec)</text:p>
      <text:p text:style-name="P1"/>
      <text:p text:style-name="P1">mysql&gt; insert into pictures values('6','3','3','2017-07-16','/home/pic/pic1','LonDoN');</text:p>
      <text:p text:style-name="P1">Query OK, 1 row affected (0.04 sec)</text:p>
      <text:p text:style-name="P1"/>
      <text:p text:style-name="P1">mysql&gt; select datepost,picid,USERID from pictures where datepost-curdate()&lt;1;</text:p>
      <text:p text:style-name="P1">+------------+-------+--------+</text:p>
      <text:p text:style-name="P1">| datepost <text:s text:c="2"/>| picid | USERID |</text:p>
      <text:p text:style-name="P1">+------------+-------+--------+</text:p>
      <text:p text:style-name="P1">| 2015-01-19 | 1 <text:s text:c="4"/>| 1 <text:s text:c="5"/>|</text:p>
      <text:p text:style-name="P1">| 2015-01-19 | 2 <text:s text:c="4"/>| 1 <text:s text:c="5"/>|</text:p>
      <text:p text:style-name="P1">| 2018-01-19 | 3 <text:s text:c="4"/>| 3 <text:s text:c="5"/>|</text:p>
      <text:p text:style-name="P1">| 2017-08-01 | 5 <text:s text:c="4"/>| 4 <text:s text:c="5"/>|</text:p>
      <text:p text:style-name="P1"><text:soft-page-break/>| 2017-07-16 | 6 <text:s text:c="4"/>| 3 <text:s text:c="5"/>|</text:p>
      <text:p text:style-name="P1">+------------+-------+--------+</text:p>
      <text:p text:style-name="P1">5 rows in set (0.00 sec)</text:p>
      <text:p text:style-name="P1"/>
      <text:p text:style-name="P1">mysql&gt; select datepost,picid,USERID from pictures where datepost-curdate()&gt;1;</text:p>
      <text:p text:style-name="P1">+------------+-------+--------+</text:p>
      <text:p text:style-name="P1">| datepost <text:s text:c="2"/>| picid | USERID |</text:p>
      <text:p text:style-name="P1">+------------+-------+--------+</text:p>
      <text:p text:style-name="P1">| 2018-08-01 | 4 <text:s text:c="4"/>| 2 <text:s text:c="5"/>|</text:p>
      <text:p text:style-name="P1">+------------+-------+--------+</text:p>
      <text:p text:style-name="P1">1 row in set (0.00 sec)</text:p>
      <text:p text:style-name="P1"/>
      <text:p text:style-name="P1">mysql&gt; select datepost,picid,USERID from pictures where datepost-curdate()&gt;1;</text:p>
      <text:p text:style-name="P1">+------------+-------+--------+</text:p>
      <text:p text:style-name="P1">| datepost <text:s text:c="2"/>| picid | USERID |</text:p>
      <text:p text:style-name="P1">+------------+-------+--------+</text:p>
      <text:p text:style-name="P1">| 2018-08-01 | 4 <text:s text:c="4"/>| 2 <text:s text:c="5"/>|</text:p>
      <text:p text:style-name="P1">+------------+-------+--------+</text:p>
      <text:p text:style-name="P1">1 row in set (0.00 sec)</text:p>
      <text:p text:style-name="P1"/>
      <text:p text:style-name="P1">mysql&gt; alter table picture alter caption set default 'no caption';</text:p>
      <text:p text:style-name="P1">ERROR 1146 (42S02): Table 'project1.picture' doesn't exist</text:p>
      <text:p text:style-name="P1">mysql&gt; alter table pictures alter caption set default 'no caption';</text:p>
      <text:p text:style-name="P1">Query OK, 0 rows affected (0.03 sec)</text:p>
      <text:p text:style-name="P1">Records: 0 <text:s/>Duplicates: 0 <text:s/>Warnings: 0</text:p>
      <text:p text:style-name="P1"/>
      <text:p text:style-name="P1">mysql&gt; insert into pictures values('6','3','3','2017-07-16','/home/pic/pic1',);</text:p>
      <text:p text:style-name="P1">ERROR 1064 (42000): You have an error in your SQL syntax; check the manual that corresponds to your MySQL server version for the right syntax to use near ')' at line 1</text:p>
      <text:p text:style-name="P1">mysql&gt; insert into pictures values('6','3','3','2017-07-16','/home/pic/pic1');</text:p>
      <text:p text:style-name="P1">ERROR 1136 (21S01): Column count doesn't match value count at row 1</text:p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+----------+-------------+------+-----+------------+-------+</text:p>
      <text:p text:style-name="P1">6 rows in set (0.00 sec)</text:p>
      <text:p text:style-name="P1"/>
      <text:p text:style-name="P1">mysql&gt; insert into pictures(picid,TAGID,USEERID,datepost,picpath) values('6','3','3','2017-07-16','/home/pic/pic1');</text:p>
      <text:p text:style-name="P1">ERROR 1054 (42S22): Unknown column 'USEERID' in 'field list'</text:p>
      <text:p text:style-name="P1">mysql&gt; insert into pictures(picid,TAGID,USERID,datepost,picpath) values('6','3','3','2017-07-16','/home/pic/pic1');</text:p>
      <text:p text:style-name="P1"><text:soft-page-break/>ERROR 1062 (23000): Duplicate entry '6' for key 'PRIMARY'</text:p>
      <text:p text:style-name="P1">mysql&gt; insert into pictures(picid,TAGID,USERID,datepost,picpath) values('7','3','3','2017-07-16','/home/pic/pic1');</text:p>
      <text:p text:style-name="P1">Query OK, 1 row affected (0.03 sec)</text:p>
      <text:p text:style-name="P1"/>
      <text:p text:style-name="P1">mysql&gt; select * from pictures;</text:p>
      <text:p text:style-name="P1">+-------+-------+--------+------------+-------------------+------------+</text:p>
      <text:p text:style-name="P1">| picid | TAGID | USERID | datepost <text:s text:c="2"/>| picpath <text:s text:c="10"/>| caption <text:s text:c="3"/>|</text:p>
      <text:p text:style-name="P1">+-------+-------+--------+------------+-------------------+------------+</text:p>
      <text:p text:style-name="P1">| 1 <text:s text:c="4"/>| 1 <text:s text:c="4"/>| 1 <text:s text:c="5"/>| 2015-01-19 | /home/pictures/1p | London <text:s text:c="4"/>|</text:p>
      <text:p text:style-name="P1">| 2 <text:s text:c="4"/>| 1 <text:s text:c="4"/>| 1 <text:s text:c="5"/>| 2015-01-19 | /home/pictures/1p | no caption |</text:p>
      <text:p text:style-name="P1">| 3 <text:s text:c="4"/>| 5 <text:s text:c="4"/>| 3 <text:s text:c="5"/>| 2018-01-19 | /home/pictures/3p | computers <text:s/>|</text:p>
      <text:p text:style-name="P1">| 4 <text:s text:c="4"/>| 2 <text:s text:c="4"/>| 2 <text:s text:c="5"/>| 2018-08-01 | /home/pictures/3p | birthday <text:s text:c="2"/>|</text:p>
      <text:p text:style-name="P1">| 5 <text:s text:c="4"/>| 2 <text:s text:c="4"/>| 4 <text:s text:c="5"/>| 2017-08-01 | /home/pictures/4p | bdaylast <text:s text:c="2"/>|</text:p>
      <text:p text:style-name="P1">| 6 <text:s text:c="4"/>| 3 <text:s text:c="4"/>| 3 <text:s text:c="5"/>| 2017-07-16 | /home/pic/pic1 <text:s text:c="3"/>| LonDoN <text:s text:c="4"/>|</text:p>
      <text:p text:style-name="P1">| 7 <text:s text:c="4"/>| 3 <text:s text:c="4"/>| 3 <text:s text:c="5"/>| 2017-07-16 | /home/pic/pic1 <text:s text:c="3"/>| no caption |</text:p>
      <text:p text:style-name="P1">+-------+-------+--------+------------+-------------------+------------+</text:p>
      <text:p text:style-name="P1">7 rows in set (0.00 sec)</text:p>
      <text:p text:style-name="P1"/>
      <text:p text:style-name="P1">mysql&gt; insert into pictures(picid,TAGID,USERID,datepost,picpath) values('7','1','','2017-07-16','/home/pic/pic1');</text:p>
      <text:p text:style-name="P1">ERROR 1062 (23000): Duplicate entry '7' for key 'PRIMARY'</text:p>
      <text:p text:style-name="P1">mysql&gt; alter table pictures drop column TAGID;</text:p>
      <text:p text:style-name="P1">ERROR 1553 (HY000): Cannot drop index 'TAGID': needed in a foreign key constraint</text:p>
      <text:p text:style-name="P1">mysql&gt; alter table pictures </text:p>
      <text:p text:style-name="P1"><text:s text:c="4"/>-&gt; drop foreign key TAGID;</text:p>
      <text:p text:style-name="P1">ERROR 1091 (42000): Can't DROP 'TAGID'; check that column/key exists</text:p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+----------+-------------+------+-----+------------+-------+</text:p>
      <text:p text:style-name="P1">6 rows in set (0.00 sec)</text:p>
      <text:p text:style-name="P1"/>
      <text:p text:style-name="P1">mysql&gt; desc tag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<text:soft-page-break/>mysql&gt; alter table tag</text:p>
      <text:p text:style-name="P1"><text:s text:c="4"/>-&gt; drop primary key(tagid);</text:p>
      <text:p text:style-name="P1">ERROR 1064 (42000): You have an error in your SQL syntax; check the manual that corresponds to your MySQL server version for the right syntax to use near '(tagid)' at line 2</text:p>
      <text:p text:style-name="P1">mysql&gt; alter table modify tagid;</text:p>
      <text:p text:style-name="P1">ERROR 1064 (42000): You have an error in your SQL syntax; check the manual that corresponds to your MySQL server version for the right syntax to use near 'tagid' at line 1</text:p>
      <text:p text:style-name="P1">mysql&gt; alter table modify tagid varchar(5);</text:p>
      <text:p text:style-name="P1">ERROR 1064 (42000): You have an error in your SQL syntax; check the manual that corresponds to your MySQL server version for the right syntax to use near 'tagid varchar(5)' at line 1</text:p>
      <text:p text:style-name="P1">mysql&gt; alter table drop tagid;</text:p>
      <text:p text:style-name="P1">ERROR 1064 (42000): You have an error in your SQL syntax; check the manual that corresponds to your MySQL server version for the right syntax to use near 'drop tagid' at line 1</text:p>
      <text:p text:style-name="P1">mysql&gt; alter table tag drop tagid;</text:p>
      <text:p text:style-name="P1">ERROR 1829 (HY000): Cannot drop column 'tagid': needed in a foreign key constraint 'pictures_ibfk_1' of table 'project1.pictures'</text:p>
      <text:p text:style-name="P1">mysql&gt; alter table tag drop primary key(tagid);</text:p>
      <text:p text:style-name="P1">ERROR 1064 (42000): You have an error in your SQL syntax; check the manual that corresponds to your MySQL server version for the right syntax to use near '(tagid)' at line 1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desc likes</text:p>
      <text:p text:style-name="P1"><text:s text:c="4"/>-&gt; 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picture | varchar(5) <text:s/>| YES <text:s/>| MUL | NULL <text:s text:c="3"/>| <text:s text:c="6"/>|</text:p>
      <text:p text:style-name="P1">| user <text:s text:c="3"/>| varchar(20) | YES <text:s/>| MUL | NULL <text:s text:c="3"/>| <text:s text:c="6"/>|</text:p>
      <text:p text:style-name="P1">+---------+-------------+------+-----+---------+-------+</text:p>
      <text:p text:style-name="P1"><text:soft-page-break/>2 rows in set (0.00 sec)</text:p>
      <text:p text:style-name="P1"/>
      <text:p text:style-name="P1">mysql&gt; insert into likes values('1','1');</text:p>
      <text:p text:style-name="P1">Query OK, 1 row affected (0.03 sec)</text:p>
      <text:p text:style-name="P1"/>
      <text:p text:style-name="P1">mysql&gt; insert into likes values('1','2');</text:p>
      <text:p text:style-name="P1">Query OK, 1 row affected (0.02 sec)</text:p>
      <text:p text:style-name="P1"/>
      <text:p text:style-name="P1">mysql&gt; insert into likes values('1','3');</text:p>
      <text:p text:style-name="P1">Query OK, 1 row affected (0.03 sec)</text:p>
      <text:p text:style-name="P1"/>
      <text:p text:style-name="P1">mysql&gt; insert into likes values('2','3');</text:p>
      <text:p text:style-name="P1">Query OK, 1 row affected (0.05 sec)</text:p>
      <text:p text:style-name="P1"/>
      <text:p text:style-name="P1">mysql&gt; insert into likes values('2','4');</text:p>
      <text:p text:style-name="P1">Query OK, 1 row affected (0.05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1 <text:s text:c="6"/>| 3 <text:s text:c="3"/>|</text:p>
      <text:p text:style-name="P1">| 2 <text:s text:c="6"/>| 3 <text:s text:c="3"/>|</text:p>
      <text:p text:style-name="P1">| 2 <text:s text:c="6"/>| 4 <text:s text:c="3"/>|</text:p>
      <text:p text:style-name="P1">+---------+------+</text:p>
      <text:p text:style-name="P1">5 rows in set (0.00 sec)</text:p>
      <text:p text:style-name="P1"/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+----------+-------------+------+-----+------------+-------+</text:p>
      <text:p text:style-name="P1">6 rows in set (0.00 sec)</text:p>
      <text:p text:style-name="P1"/>
      <text:p text:style-name="P1">mysql&gt; insert into pictures values('5','2','4','2017-08-01','/home/pictures/4p','birthdaylast');</text:p>
      <text:p text:style-name="P1">ERROR 1406 (22001): Data too long for column 'caption' at row 1</text:p>
      <text:p text:style-name="P1">mysql&gt; select * from pictures;</text:p>
      <text:p text:style-name="P1">+-------+-------+--------+------------+-------------------+------------+</text:p>
      <text:p text:style-name="P1">| picid | TAGID | USERID | datepost <text:s text:c="2"/>| picpath <text:s text:c="10"/>| caption <text:s text:c="3"/>|</text:p>
      <text:p text:style-name="P1">+-------+-------+--------+------------+-------------------+------------+</text:p>
      <text:p text:style-name="P1">| 1 <text:s text:c="4"/>| 1 <text:s text:c="4"/>| 1 <text:s text:c="5"/>| 2015-01-19 | /home/pictures/1p | London <text:s text:c="4"/>|</text:p>
      <text:p text:style-name="P1"><text:soft-page-break/>| 2 <text:s text:c="4"/>| 1 <text:s text:c="4"/>| 1 <text:s text:c="5"/>| 2015-01-19 | /home/pictures/1p | no caption |</text:p>
      <text:p text:style-name="P1">| 3 <text:s text:c="4"/>| 5 <text:s text:c="4"/>| 3 <text:s text:c="5"/>| 2018-01-19 | /home/pictures/3p | computers <text:s/>|</text:p>
      <text:p text:style-name="P1">| 4 <text:s text:c="4"/>| 2 <text:s text:c="4"/>| 2 <text:s text:c="5"/>| 2018-08-01 | /home/pictures/3p | birthday <text:s text:c="2"/>|</text:p>
      <text:p text:style-name="P1">| 5 <text:s text:c="4"/>| 2 <text:s text:c="4"/>| 4 <text:s text:c="5"/>| 2017-08-01 | /home/pictures/4p | bdaylast <text:s text:c="2"/>|</text:p>
      <text:p text:style-name="P1">| 6 <text:s text:c="4"/>| 3 <text:s text:c="4"/>| 3 <text:s text:c="5"/>| 2017-07-16 | /home/pic/pic1 <text:s text:c="3"/>| LonDoN <text:s text:c="4"/>|</text:p>
      <text:p text:style-name="P1">| 7 <text:s text:c="4"/>| 3 <text:s text:c="4"/>| 3 <text:s text:c="5"/>| 2017-07-16 | /home/pic/pic1 <text:s text:c="3"/>| no caption |</text:p>
      <text:p text:style-name="P1">+-------+-------+--------+------------+-------------------+------------+</text:p>
      <text:p text:style-name="P1">7 rows in set (0.00 sec)</text:p>
      <text:p text:style-name="P1"/>
      <text:p text:style-name="P1">mysql&gt; select year(datepost),picid from pictures where USERID=3 and datepost&gt;=curdate()-interval 5 year;</text:p>
      <text:p text:style-name="P1">+----------------+-------+</text:p>
      <text:p text:style-name="P1">| year(datepost) | picid |</text:p>
      <text:p text:style-name="P1">+----------------+-------+</text:p>
      <text:p text:style-name="P1">| <text:s text:c="10"/>2018 | 3 <text:s text:c="4"/>|</text:p>
      <text:p text:style-name="P1">| <text:s text:c="10"/>2017 | 6 <text:s text:c="4"/>|</text:p>
      <text:p text:style-name="P1">| <text:s text:c="10"/>2017 | 7 <text:s text:c="4"/>|</text:p>
      <text:p text:style-name="P1">+----------------+-------+</text:p>
      <text:p text:style-name="P1">3 rows in set (0.00 sec)</text:p>
      <text:p text:style-name="P1"/>
      <text:p text:style-name="P1">mysql&gt; select year USERID,picid from pictures where USERID=3 and datepost&lt;curdate()-interval 1 year;</text:p>
      <text:p text:style-name="P1">ERROR 1054 (42S22): Unknown column 'year' in 'field list'</text:p>
      <text:p text:style-name="P1">mysql&gt; select <text:s/>USERID,picid from pictures where USERID=3 and datepost&lt;curdate()-interval 1 year;</text:p>
      <text:p text:style-name="P1">Empty set (0.00 sec)</text:p>
      <text:p text:style-name="P1"/>
      <text:p text:style-name="P1">mysql&gt; select <text:s/>USERID,picid from pictures where datepost&lt;curdate()-interval 1 year;</text:p>
      <text:p text:style-name="P1">+--------+-------+</text:p>
      <text:p text:style-name="P1">| USERID | picid |</text:p>
      <text:p text:style-name="P1">+--------+-------+</text:p>
      <text:p text:style-name="P1">| 1 <text:s text:c="5"/>| 1 <text:s text:c="4"/>|</text:p>
      <text:p text:style-name="P1">| 1 <text:s text:c="5"/>| 2 <text:s text:c="4"/>|</text:p>
      <text:p text:style-name="P1">+--------+-------+</text:p>
      <text:p text:style-name="P1">2 rows in set (0.00 sec)</text:p>
      <text:p text:style-name="P1"/>
      <text:p text:style-name="P1">mysql&gt; select <text:s/>USERID,picid from pictures where datepost&gt;curdate()-interval 1 year;</text:p>
      <text:p text:style-name="P1">+--------+-------+</text:p>
      <text:p text:style-name="P1">| USERID | picid |</text:p>
      <text:p text:style-name="P1">+--------+-------+</text:p>
      <text:p text:style-name="P1">| 3 <text:s text:c="5"/>| 3 <text:s text:c="4"/>|</text:p>
      <text:p text:style-name="P1">| 2 <text:s text:c="5"/>| 4 <text:s text:c="4"/>|</text:p>
      <text:p text:style-name="P1">| 4 <text:s text:c="5"/>| 5 <text:s text:c="4"/>|</text:p>
      <text:p text:style-name="P1">+--------+-------+</text:p>
      <text:p text:style-name="P1">3 rows in set (0.00 sec)</text:p>
      <text:p text:style-name="P1"/>
      <text:p text:style-name="P1">mysql&gt; ALTER TABLE Persons</text:p>
      <text:p text:style-name="P1"><text:s text:c="4"/>-&gt; DROP PRIMARY KEY;</text:p>
      <text:p text:style-name="P1">ERROR 1146 (42S02): Table 'project1.Persons' doesn't exist</text:p>
      <text:p text:style-name="P1">mysql&gt; alter table tags</text:p>
      <text:p text:style-name="P1"><text:soft-page-break/><text:s text:c="4"/>-&gt; drop primary key;</text:p>
      <text:p text:style-name="P1">ERROR 1146 (42S02): Table 'project1.tags' doesn't exist</text:p>
      <text:p text:style-name="P1">mysql&gt; alter table tag drop primary key;</text:p>
      <text:p text:style-name="P1">ERROR 1025 (HY000): Error on rename of './project1/#sql-438_7' to './project1/tag' (errno: 150 - Foreign key constraint is incorrectly formed)</text:p>
      <text:p text:style-name="P1">mysql&gt; desc tag</text:p>
      <text:p text:style-name="P1"><text:s text:c="4"/>-&gt; 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+----------+-------------+------+-----+------------+-------+</text:p>
      <text:p text:style-name="P1">6 rows in set (0.00 sec)</text:p>
      <text:p text:style-name="P1"/>
      <text:p text:style-name="P1">mysql&gt; select pictureid,count(*) as cnt from likes group by picid order by cnt desc limit 1;</text:p>
      <text:p text:style-name="P1">ERROR 1054 (42S22): Unknown column 'pictureid' in 'field list'</text:p>
      <text:p text:style-name="P1">mysql&gt; select picid,count(*) as cnt from likes group by picid order by cnt desc limit 1;</text:p>
      <text:p text:style-name="P1">ERROR 1054 (42S22): Unknown column 'picid' in 'field list'</text:p>
      <text:p text:style-name="P1">mysql&gt; select picture,count(*) as cnt from likes group by picture order by cnt desc limit 1;</text:p>
      <text:p text:style-name="P1">+---------+-----+</text:p>
      <text:p text:style-name="P1">| picture | cnt |</text:p>
      <text:p text:style-name="P1">+---------+-----+</text:p>
      <text:p text:style-name="P1">| 1 <text:s text:c="6"/>| <text:s text:c="2"/>3 |</text:p>
      <text:p text:style-name="P1">+---------+-----+</text:p>
      <text:p text:style-name="P1">1 row in set (0.00 sec)</text:p>
      <text:p text:style-name="P1"/>
      <text:p text:style-name="P1">mysql&gt; desc tag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tagid <text:s text:c="2"/>| varchar(5) <text:s/>| NO <text:s text:c="2"/>| PRI | NULL <text:s text:c="3"/>| <text:s text:c="6"/>|</text:p>
      <text:p text:style-name="P1">| tagname | varchar(20) | YES <text:s/>| <text:s text:c="4"/>| NULL <text:s text:c="3"/>| <text:s text:c="6"/>|</text:p>
      <text:p text:style-name="P1">+---------+-------------+------+-----+---------+-------+</text:p>
      <text:p text:style-name="P1">2 rows in set (0.00 sec)</text:p>
      <text:p text:style-name="P1"/>
      <text:p text:style-name="P1"><text:soft-page-break/>mysql&gt; alter table tag add tagID varchar(5);</text:p>
      <text:p text:style-name="P1">ERROR 1060 (42S21): Duplicate column name 'tagID'</text:p>
      <text:p text:style-name="P1">mysql&gt; alter table tag add tagpicID varchar(5);</text:p>
      <text:p text:style-name="P1">Query OK, 0 rows affected (0.84 sec)</text:p>
      <text:p text:style-name="P1">Records: 0 <text:s/>Duplicates: 0 <text:s/>Warnings: 0</text:p>
      <text:p text:style-name="P1"/>
      <text:p text:style-name="P1">mysql&gt; desc tag</text:p>
      <text:p text:style-name="P1"><text:s text:c="4"/>-&gt; 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tagid <text:s text:c="3"/>| varchar(5) <text:s/>| NO <text:s text:c="2"/>| PRI | NULL <text:s text:c="3"/>| <text:s text:c="6"/>|</text:p>
      <text:p text:style-name="P1">| tagname <text:s/>| varchar(20) | YES <text:s/>| <text:s text:c="4"/>| NULL <text:s text:c="3"/>| <text:s text:c="6"/>|</text:p>
      <text:p text:style-name="P1">| tagpicID | varchar(5) <text:s/>| YES <text:s/>| <text:s text:c="4"/>| NULL <text:s text:c="3"/>| <text:s text:c="6"/>|</text:p>
      <text:p text:style-name="P1">+----------+-------------+------+-----+---------+-------+</text:p>
      <text:p text:style-name="P1">3 rows in set (0.00 sec)</text:p>
      <text:p text:style-name="P1"/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+----------+-------------+------+-----+------------+-------+</text:p>
      <text:p text:style-name="P1">6 rows in set (0.00 sec)</text:p>
      <text:p text:style-name="P1"/>
      <text:p text:style-name="P1">mysql&gt; alter table pictures add tagpicID varchar(5);</text:p>
      <text:p text:style-name="P1">Query OK, 0 rows affected (0.80 sec)</text:p>
      <text:p text:style-name="P1">Records: 0 <text:s/>Duplicates: 0 <text:s/>Warnings: 0</text:p>
      <text:p text:style-name="P1"/>
      <text:p text:style-name="P1">mysql&gt; desc pictures;</text:p>
      <text:p text:style-name="P1">+----------+-------------+------+-----+------------+-------+</text:p>
      <text:p text:style-name="P1">| Field <text:s text:c="3"/>| Type <text:s text:c="7"/>| Null | Key | Default <text:s text:c="3"/>| Extra |</text:p>
      <text:p text:style-name="P1">+----------+-------------+------+-----+------------+-------+</text:p>
      <text:p text:style-name="P1">| picid <text:s text:c="3"/>| varchar(5) <text:s/>| NO <text:s text:c="2"/>| PRI | NULL <text:s text:c="6"/>| <text:s text:c="6"/>|</text:p>
      <text:p text:style-name="P1">| TAGID <text:s text:c="3"/>| varchar(5) <text:s/>| YES <text:s/>| MUL | NULL <text:s text:c="6"/>| <text:s text:c="6"/>|</text:p>
      <text:p text:style-name="P1">| USERID <text:s text:c="2"/>| varchar(20) | YES <text:s/>| MUL | NULL <text:s text:c="6"/>| <text:s text:c="6"/>|</text:p>
      <text:p text:style-name="P1">| datepost | date <text:s text:c="7"/>| YES <text:s/>| <text:s text:c="4"/>| NULL <text:s text:c="6"/>| <text:s text:c="6"/>|</text:p>
      <text:p text:style-name="P1">| picpath <text:s/>| varchar(20) | YES <text:s/>| <text:s text:c="4"/>| NULL <text:s text:c="6"/>| <text:s text:c="6"/>|</text:p>
      <text:p text:style-name="P1">| caption <text:s/>| varchar(10) | YES <text:s/>| <text:s text:c="4"/>| no caption | <text:s text:c="6"/>|</text:p>
      <text:p text:style-name="P1">| tagpicID | varchar(5) <text:s/>| YES <text:s/>| <text:s text:c="4"/>| NULL <text:s text:c="6"/>| <text:s text:c="6"/>|</text:p>
      <text:p text:style-name="P1">+----------+-------------+------+-----+------------+-------+</text:p>
      <text:p text:style-name="P1">7 rows in set (0.00 sec)</text:p>
      <text:p text:style-name="P1"/>
      <text:p text:style-name="P1">mysql&gt; insert into pictures values('8','1','1','2000-10-01','home/pic3','captioned','1');</text:p>
      <text:p text:style-name="P1"><text:soft-page-break/>Query OK, 1 row affected (0.05 sec)</text:p>
      <text:p text:style-name="P1"/>
      <text:p text:style-name="P1">mysql&gt; insert into pictures values('8','1','4','2000-10-01','home/pic3','cap','2');</text:p>
      <text:p text:style-name="P1">ERROR 1062 (23000): Duplicate entry '8' for key 'PRIMARY'</text:p>
      <text:p text:style-name="P1">mysql&gt; select picture,count(*) as cnt from likes group by picture order by cnt desc limit 1;</text:p>
      <text:p text:style-name="P1">+---------+-----+</text:p>
      <text:p text:style-name="P1">| picture | cnt |</text:p>
      <text:p text:style-name="P1">+---------+-----+</text:p>
      <text:p text:style-name="P1">| 1 <text:s text:c="6"/>| <text:s text:c="2"/>3 |</text:p>
      <text:p text:style-name="P1">+---------+-----+</text:p>
      <text:p text:style-name="P1">1 row in set (0.00 sec)</text:p>
      <text:p text:style-name="P1"/>
      <text:p text:style-name="P1">mysql&gt; select *likes;</text:p>
      <text:p text:style-name="P1">ERROR 1064 (42000): You have an error in your SQL syntax; check the manual that corresponds to your MySQL server version for the right syntax to use near 'likes' at line 1</text:p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1 <text:s text:c="6"/>| 3 <text:s text:c="3"/>|</text:p>
      <text:p text:style-name="P1">| 2 <text:s text:c="6"/>| 3 <text:s text:c="3"/>|</text:p>
      <text:p text:style-name="P1">| 2 <text:s text:c="6"/>| 4 <text:s text:c="3"/>|</text:p>
      <text:p text:style-name="P1">+---------+------+</text:p>
      <text:p text:style-name="P1">5 rows in set (0.00 sec)</text:p>
      <text:p text:style-name="P1"/>
      <text:p text:style-name="P1">mysql&gt; insert into likes('3','4');</text:p>
      <text:p text:style-name="P1">ERROR 1064 (42000): You have an error in your SQL syntax; check the manual that corresponds to your MySQL server version for the right syntax to use near ''3','4')' at line 1</text:p>
      <text:p text:style-name="P1">mysql&gt; insert into likes values('3','4');</text:p>
      <text:p text:style-name="P1">Query OK, 1 row affected (0.05 sec)</text:p>
      <text:p text:style-name="P1"/>
      <text:p text:style-name="P1">mysql&gt; insert into likes values('3','1');</text:p>
      <text:p text:style-name="P1">Query OK, 1 row affected (0.03 sec)</text:p>
      <text:p text:style-name="P1"/>
      <text:p text:style-name="P1">mysql&gt; insert into likes values('3','2');</text:p>
      <text:p text:style-name="P1">Query OK, 1 row affected (0.03 sec)</text:p>
      <text:p text:style-name="P1"/>
      <text:p text:style-name="P1">mysql&gt; insert into likes values('3','3');</text:p>
      <text:p text:style-name="P1">Query OK, 1 row affected (0.05 sec)</text:p>
      <text:p text:style-name="P1"/>
      <text:p text:style-name="P1">mysql&gt; insert into likes values('7','1');</text:p>
      <text:p text:style-name="P1">Query OK, 1 row affected (0.04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<text:soft-page-break/>| 1 <text:s text:c="6"/>| 1 <text:s text:c="3"/>|</text:p>
      <text:p text:style-name="P1">| 1 <text:s text:c="6"/>| 2 <text:s text:c="3"/>|</text:p>
      <text:p text:style-name="P1">| 1 <text:s text:c="6"/>| 3 <text:s text:c="3"/>|</text:p>
      <text:p text:style-name="P1">| 2 <text:s text:c="6"/>| 3 <text:s text:c="3"/>|</text:p>
      <text:p text:style-name="P1">| 2 <text:s text:c="6"/>| 4 <text:s text:c="3"/>|</text:p>
      <text:p text:style-name="P1">| 3 <text:s text:c="6"/>| 4 <text:s text:c="3"/>|</text:p>
      <text:p text:style-name="P1">| 3 <text:s text:c="6"/>| 1 <text:s text:c="3"/>|</text:p>
      <text:p text:style-name="P1">| 3 <text:s text:c="6"/>| 2 <text:s text:c="3"/>|</text:p>
      <text:p text:style-name="P1">| 3 <text:s text:c="6"/>| 3 <text:s text:c="3"/>|</text:p>
      <text:p text:style-name="P1">| 7 <text:s text:c="6"/>| 1 <text:s text:c="3"/>|</text:p>
      <text:p text:style-name="P1">+---------+------+</text:p>
      <text:p text:style-name="P1">10 rows in set (0.00 sec)</text:p>
      <text:p text:style-name="P1"/>
      <text:p text:style-name="P1">mysql&gt; select picture from likes group by picture having count(picture)&gt;3;</text:p>
      <text:p text:style-name="P1">+---------+</text:p>
      <text:p text:style-name="P1">| picture |</text:p>
      <text:p text:style-name="P1">+---------+</text:p>
      <text:p text:style-name="P1">| 3 <text:s text:c="6"/>|</text:p>
      <text:p text:style-name="P1">+---------+</text:p>
      <text:p text:style-name="P1">1 row in set (0.00 sec)</text:p>
      <text:p text:style-name="P1"/>
      <text:p text:style-name="P1">mysql&gt; select picture,count(*) as cnt from likes group by picture order by cnt desc limit 1;</text:p>
      <text:p text:style-name="P1">+---------+-----+</text:p>
      <text:p text:style-name="P1">| picture | cnt |</text:p>
      <text:p text:style-name="P1">+---------+-----+</text:p>
      <text:p text:style-name="P1">| 3 <text:s text:c="6"/>| <text:s text:c="2"/>4 |</text:p>
      <text:p text:style-name="P1">+---------+-----+</text:p>
      <text:p text:style-name="P1">1 row in set (0.00 sec)</text:p>
      <text:p text:style-name="P1"/>
      <text:p text:style-name="P1">mysql&gt; select picture,count(*) as cnt from likes group by picture order by cnt desc;</text:p>
      <text:p text:style-name="P1">+---------+-----+</text:p>
      <text:p text:style-name="P1">| picture | cnt |</text:p>
      <text:p text:style-name="P1">+---------+-----+</text:p>
      <text:p text:style-name="P1">| 3 <text:s text:c="6"/>| <text:s text:c="2"/>4 |</text:p>
      <text:p text:style-name="P1">| 1 <text:s text:c="6"/>| <text:s text:c="2"/>3 |</text:p>
      <text:p text:style-name="P1">| 2 <text:s text:c="6"/>| <text:s text:c="2"/>2 |</text:p>
      <text:p text:style-name="P1">| 7 <text:s text:c="6"/>| <text:s text:c="2"/>1 |</text:p>
      <text:p text:style-name="P1">+---------+-----+</text:p>
      <text:p text:style-name="P1">4 rows in set (0.00 sec)</text:p>
      <text:p text:style-name="P1"/>
      <text:p text:style-name="P1">mysql&gt; select * from pictures;</text:p>
      <text:p text:style-name="P1">+-------+-------+--------+------------+-------------------+------------+----------+</text:p>
      <text:p text:style-name="P1">| picid | TAGID | USERID | datepost <text:s text:c="2"/>| picpath <text:s text:c="10"/>| caption <text:s text:c="3"/>| tagpicID |</text:p>
      <text:p text:style-name="P1">+-------+-------+--------+------------+-------------------+------------+----------+</text:p>
      <text:p text:style-name="P1">| 1 <text:s text:c="4"/>| 1 <text:s text:c="4"/>| 1 <text:s text:c="5"/>| 2015-01-19 | /home/pictures/1p | London <text:s text:c="4"/>| NULL <text:s text:c="4"/>|</text:p>
      <text:p text:style-name="P1">| 2 <text:s text:c="4"/>| 1 <text:s text:c="4"/>| 1 <text:s text:c="5"/>| 2015-01-19 | /home/pictures/1p | no caption | NULL <text:s text:c="4"/>|</text:p>
      <text:p text:style-name="P1">| 3 <text:s text:c="4"/>| 5 <text:s text:c="4"/>| 3 <text:s text:c="5"/>| 2018-01-19 | /home/pictures/3p | computers <text:s/>| NULL <text:s text:c="4"/>|</text:p>
      <text:p text:style-name="P1">| 4 <text:s text:c="4"/>| 2 <text:s text:c="4"/>| 2 <text:s text:c="5"/>| 2018-08-01 | /home/pictures/3p | birthday <text:s text:c="2"/>| NULL <text:s text:c="4"/>|</text:p>
      <text:p text:style-name="P1">| 5 <text:s text:c="4"/>| 2 <text:s text:c="4"/>| 4 <text:s text:c="5"/>| 2017-08-01 | /home/pictures/4p | bdaylast <text:s text:c="2"/>| NULL <text:s text:c="4"/>|</text:p>
      <text:p text:style-name="P1"><text:soft-page-break/>| 6 <text:s text:c="4"/>| 3 <text:s text:c="4"/>| 3 <text:s text:c="5"/>| 2017-07-16 | /home/pic/pic1 <text:s text:c="3"/>| LonDoN <text:s text:c="4"/>| NULL <text:s text:c="4"/>|</text:p>
      <text:p text:style-name="P1">| 7 <text:s text:c="4"/>| 3 <text:s text:c="4"/>| 3 <text:s text:c="5"/>| 2017-07-16 | /home/pic/pic1 <text:s text:c="3"/>| no caption | NULL <text:s text:c="4"/>|</text:p>
      <text:p text:style-name="P1">| 8 <text:s text:c="4"/>| 1 <text:s text:c="4"/>| 1 <text:s text:c="5"/>| 2000-10-01 | home/pic3 <text:s text:c="8"/>| captioned <text:s/>| 1 <text:s text:c="7"/>|</text:p>
      <text:p text:style-name="P1">+-------+-------+--------+------------+-------------------+------------+----------+</text:p>
      <text:p text:style-name="P1">8 rows in set (0.00 sec)</text:p>
      <text:p text:style-name="P1"/>
      <text:p text:style-name="P1">mysql&gt; select * from users;</text:p>
      <text:p text:style-name="P1">+-----------+--------+---------------------+--------+</text:p>
      <text:p text:style-name="P1">| first <text:s text:c="4"/>| second | emailid <text:s text:c="12"/>| userid |</text:p>
      <text:p text:style-name="P1">+-----------+--------+---------------------+--------+</text:p>
      <text:p text:style-name="P1">| anupama <text:s text:c="2"/>| dinesh | anu@inapp.com <text:s text:c="6"/>| 1 <text:s text:c="5"/>|</text:p>
      <text:p text:style-name="P1">| sangeetha | s <text:s text:c="5"/>| sangeetha@inapp.com | 2 <text:s text:c="5"/>|</text:p>
      <text:p text:style-name="P1">| teena <text:s text:c="4"/>| ann <text:s text:c="3"/>| teena@inapp.com <text:s text:c="4"/>| 3 <text:s text:c="5"/>|</text:p>
      <text:p text:style-name="P1">| shruti <text:s text:c="3"/>| <text:s text:c="7"/>| shruti@inapp.com <text:s text:c="3"/>| 4 <text:s text:c="5"/>|</text:p>
      <text:p text:style-name="P1">| KP <text:s text:c="7"/>| sony <text:s text:c="2"/>| kpsony@gmail.com <text:s text:c="3"/>| 5 <text:s text:c="5"/>|</text:p>
      <text:p text:style-name="P1">+-----------+--------+---------------------+--------+</text:p>
      <text:p text:style-name="P1">5 rows in set (0.00 sec)</text:p>
      <text:p text:style-name="P1"/>
      <text:p text:style-name="P1"/>
      <text:p text:style-name="P1">mysql&gt; insert into users values('k','jive','k.jive@yahoo.com','9');</text:p>
      <text:p text:style-name="P1">Query OK, 1 row affected (0.04 sec)</text:p>
      <text:p text:style-name="P1"/>
      <text:p text:style-name="P1">mysql&gt; update users set second='kumar' where userid='9';</text:p>
      <text:p text:style-name="P1">Query OK, 1 row affected (0.05 sec)</text:p>
      <text:p text:style-name="P1">Rows matched: 1 <text:s/>Changed: 1 <text:s/>Warnings: 0</text:p>
      <text:p text:style-name="P1"/>
      <text:p text:style-name="P1">mysql&gt; select * from users;</text:p>
      <text:p text:style-name="P1">+-----------+--------+---------------------+--------+</text:p>
      <text:p text:style-name="P1">| first <text:s text:c="4"/>| second | emailid <text:s text:c="12"/>| userid |</text:p>
      <text:p text:style-name="P1">+-----------+--------+---------------------+--------+</text:p>
      <text:p text:style-name="P1">| anupama <text:s text:c="2"/>| dinesh | anu@inapp.com <text:s text:c="6"/>| 1 <text:s text:c="5"/>|</text:p>
      <text:p text:style-name="P1">| sangeetha | s <text:s text:c="5"/>| sangeetha@inapp.com | 2 <text:s text:c="5"/>|</text:p>
      <text:p text:style-name="P1">| teena <text:s text:c="4"/>| ann <text:s text:c="3"/>| teena@inapp.com <text:s text:c="4"/>| 3 <text:s text:c="5"/>|</text:p>
      <text:p text:style-name="P1">| shruti <text:s text:c="3"/>| <text:s text:c="7"/>| shruti@inapp.com <text:s text:c="3"/>| 4 <text:s text:c="5"/>|</text:p>
      <text:p text:style-name="P1">| KP <text:s text:c="7"/>| sony <text:s text:c="2"/>| kpsony@gmail.com <text:s text:c="3"/>| 5 <text:s text:c="5"/>|</text:p>
      <text:p text:style-name="P1">| k <text:s text:c="8"/>| kumar <text:s/>| k.jive@yahoo.com <text:s text:c="3"/>| 9 <text:s text:c="5"/>|</text:p>
      <text:p text:style-name="P1">+-----------+--------+---------------------+--------+</text:p>
      <text:p text:style-name="P1">6 rows in set (0.00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1 <text:s text:c="6"/>| 3 <text:s text:c="3"/>|</text:p>
      <text:p text:style-name="P1">| 2 <text:s text:c="6"/>| 3 <text:s text:c="3"/>|</text:p>
      <text:p text:style-name="P1">| 2 <text:s text:c="6"/>| 4 <text:s text:c="3"/>|</text:p>
      <text:p text:style-name="P1">| 3 <text:s text:c="6"/>| 4 <text:s text:c="3"/>|</text:p>
      <text:p text:style-name="P1"><text:soft-page-break/>| 3 <text:s text:c="6"/>| 1 <text:s text:c="3"/>|</text:p>
      <text:p text:style-name="P1">| 3 <text:s text:c="6"/>| 2 <text:s text:c="3"/>|</text:p>
      <text:p text:style-name="P1">| 3 <text:s text:c="6"/>| 3 <text:s text:c="3"/>|</text:p>
      <text:p text:style-name="P1">| 7 <text:s text:c="6"/>| 1 <text:s text:c="3"/>|</text:p>
      <text:p text:style-name="P1">+---------+------+</text:p>
      <text:p text:style-name="P1">10 rows in set (0.00 sec)</text:p>
      <text:p text:style-name="P1"/>
      <text:p text:style-name="P1">mysql&gt; delete from likes where user='3';</text:p>
      <text:p text:style-name="P1">Query OK, 3 rows affected (0.04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2 <text:s text:c="6"/>| 4 <text:s text:c="3"/>|</text:p>
      <text:p text:style-name="P1">| 3 <text:s text:c="6"/>| 4 <text:s text:c="3"/>|</text:p>
      <text:p text:style-name="P1">| 3 <text:s text:c="6"/>| 1 <text:s text:c="3"/>|</text:p>
      <text:p text:style-name="P1">| 3 <text:s text:c="6"/>| 2 <text:s text:c="3"/>|</text:p>
      <text:p text:style-name="P1">| 7 <text:s text:c="6"/>| 1 <text:s text:c="3"/>|</text:p>
      <text:p text:style-name="P1">+---------+------+</text:p>
      <text:p text:style-name="P1">7 rows in set (0.00 sec)</text:p>
      <text:p text:style-name="P1"/>
      <text:p text:style-name="P1">mysql&gt; insert into users values('manu','da','manu@yahoo.com','7');</text:p>
      <text:p text:style-name="P1">Query OK, 1 row affected (0.04 sec)</text:p>
      <text:p text:style-name="P1"/>
      <text:p text:style-name="P1">mysql&gt; insert into likes values('6','7');</text:p>
      <text:p text:style-name="P1">Query OK, 1 row affected (0.04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2 <text:s text:c="6"/>| 4 <text:s text:c="3"/>|</text:p>
      <text:p text:style-name="P1">| 3 <text:s text:c="6"/>| 4 <text:s text:c="3"/>|</text:p>
      <text:p text:style-name="P1">| 3 <text:s text:c="6"/>| 1 <text:s text:c="3"/>|</text:p>
      <text:p text:style-name="P1">| 3 <text:s text:c="6"/>| 2 <text:s text:c="3"/>|</text:p>
      <text:p text:style-name="P1">| 7 <text:s text:c="6"/>| 1 <text:s text:c="3"/>|</text:p>
      <text:p text:style-name="P1">| 6 <text:s text:c="6"/>| 7 <text:s text:c="3"/>|</text:p>
      <text:p text:style-name="P1">+---------+------+</text:p>
      <text:p text:style-name="P1">8 rows in set (0.00 sec)</text:p>
      <text:p text:style-name="P1"/>
      <text:p text:style-name="P1">mysql&gt; insert into users values('Vasudev','D.A.','vasu@gamil.com','10');</text:p>
      <text:p text:style-name="P1">Query OK, 1 row affected (0.04 sec)</text:p>
      <text:p text:style-name="P1"/>
      <text:p text:style-name="P1"/>
      <text:p text:style-name="P1"><text:soft-page-break/>mysql&gt; select first,second from users where emailid like '%gmail%' or emailid like '%yahoo%';</text:p>
      <text:p text:style-name="P1">+-------+--------+</text:p>
      <text:p text:style-name="P1">| first | second |</text:p>
      <text:p text:style-name="P1">+-------+--------+</text:p>
      <text:p text:style-name="P1">| KP <text:s text:c="3"/>| sony <text:s text:c="2"/>|</text:p>
      <text:p text:style-name="P1">| manu <text:s/>| da <text:s text:c="4"/>|</text:p>
      <text:p text:style-name="P1">| k <text:s text:c="4"/>| kumar <text:s/>|</text:p>
      <text:p text:style-name="P1">+-------+--------+</text:p>
      <text:p text:style-name="P1">3 rows in set (0.00 sec)</text:p>
      <text:p text:style-name="P1"/>
      <text:p text:style-name="P1">mysql&gt; select user,count(*) as cnt from likes group by user order by cnt desc limit 1;</text:p>
      <text:p text:style-name="P1">+------+-----+</text:p>
      <text:p text:style-name="P1">| user | cnt |</text:p>
      <text:p text:style-name="P1">+------+-----+</text:p>
      <text:p text:style-name="P1">| 1 <text:s text:c="3"/>| <text:s text:c="2"/>3 |</text:p>
      <text:p text:style-name="P1">+------+-----+</text:p>
      <text:p text:style-name="P1">1 row in set (0.00 sec)</text:p>
      <text:p text:style-name="P1"/>
      <text:p text:style-name="P1">mysql&gt; select * from likes;</text:p>
      <text:p text:style-name="P1">+---------+------+</text:p>
      <text:p text:style-name="P1">| picture | user |</text:p>
      <text:p text:style-name="P1">+---------+------+</text:p>
      <text:p text:style-name="P1">| 1 <text:s text:c="6"/>| 1 <text:s text:c="3"/>|</text:p>
      <text:p text:style-name="P1">| 1 <text:s text:c="6"/>| 2 <text:s text:c="3"/>|</text:p>
      <text:p text:style-name="P1">| 2 <text:s text:c="6"/>| 4 <text:s text:c="3"/>|</text:p>
      <text:p text:style-name="P1">| 3 <text:s text:c="6"/>| 4 <text:s text:c="3"/>|</text:p>
      <text:p text:style-name="P1">| 3 <text:s text:c="6"/>| 1 <text:s text:c="3"/>|</text:p>
      <text:p text:style-name="P1">| 3 <text:s text:c="6"/>| 2 <text:s text:c="3"/>|</text:p>
      <text:p text:style-name="P1">| 7 <text:s text:c="6"/>| 1 <text:s text:c="3"/>|</text:p>
      <text:p text:style-name="P1">| 6 <text:s text:c="6"/>| 7 <text:s text:c="3"/>|</text:p>
      <text:p text:style-name="P1">+---------+------+</text:p>
      <text:p text:style-name="P1">8 rows in set (0.00 sec)</text:p>
      <text:p text:style-name="P1"/>
      <text:p text:style-name="P1">mysql&gt; select * from pictures;</text:p>
      <text:p text:style-name="P1">+-------+-------+--------+------------+-------------------+------------+----------+</text:p>
      <text:p text:style-name="P1">| picid | TAGID | USERID | datepost <text:s text:c="2"/>| picpath <text:s text:c="10"/>| caption <text:s text:c="3"/>| tagpicID |</text:p>
      <text:p text:style-name="P1">+-------+-------+--------+------------+-------------------+------------+----------+</text:p>
      <text:p text:style-name="P1">| 1 <text:s text:c="4"/>| 1 <text:s text:c="4"/>| 1 <text:s text:c="5"/>| 2015-01-19 | /home/pictures/1p | London <text:s text:c="4"/>| NULL <text:s text:c="4"/>|</text:p>
      <text:p text:style-name="P1">| 2 <text:s text:c="4"/>| 1 <text:s text:c="4"/>| 1 <text:s text:c="5"/>| 2015-01-19 | /home/pictures/1p | no caption | NULL <text:s text:c="4"/>|</text:p>
      <text:p text:style-name="P1">| 3 <text:s text:c="4"/>| 5 <text:s text:c="4"/>| 3 <text:s text:c="5"/>| 2018-01-19 | /home/pictures/3p | computers <text:s/>| NULL <text:s text:c="4"/>|</text:p>
      <text:p text:style-name="P1">| 4 <text:s text:c="4"/>| 2 <text:s text:c="4"/>| 2 <text:s text:c="5"/>| 2018-08-01 | /home/pictures/3p | birthday <text:s text:c="2"/>| NULL <text:s text:c="4"/>|</text:p>
      <text:p text:style-name="P1">| 5 <text:s text:c="4"/>| 2 <text:s text:c="4"/>| 4 <text:s text:c="5"/>| 2017-08-01 | /home/pictures/4p | bdaylast <text:s text:c="2"/>| NULL <text:s text:c="4"/>|</text:p>
      <text:p text:style-name="P1">| 6 <text:s text:c="4"/>| 3 <text:s text:c="4"/>| 3 <text:s text:c="5"/>| 2017-07-16 | /home/pic/pic1 <text:s text:c="3"/>| LonDoN <text:s text:c="4"/>| NULL <text:s text:c="4"/>|</text:p>
      <text:p text:style-name="P1">| 7 <text:s text:c="4"/>| 3 <text:s text:c="4"/>| 3 <text:s text:c="5"/>| 2017-07-16 | /home/pic/pic1 <text:s text:c="3"/>| no caption | NULL <text:s text:c="4"/>|</text:p>
      <text:p text:style-name="P1">| 8 <text:s text:c="4"/>| 1 <text:s text:c="4"/>| 1 <text:s text:c="5"/>| 2000-10-01 | home/pic3 <text:s text:c="8"/>| captioned <text:s/>| 1 <text:s text:c="7"/>|</text:p>
      <text:p text:style-name="P1">+-------+-------+--------+------------+-------------------+------------+----------+</text:p>
      <text:p text:style-name="P1">8 rows in set (0.00 sec)</text:p>
      <text:p text:style-name="P1"/>
      <text:p text:style-name="P1">mysql&gt; select picid from pictures where caption='london';</text:p>
      <text:p text:style-name="P1"><text:soft-page-break/>+-------+</text:p>
      <text:p text:style-name="P1">| picid |</text:p>
      <text:p text:style-name="P1">+-------+</text:p>
      <text:p text:style-name="P1">| 1 <text:s text:c="4"/>|</text:p>
      <text:p text:style-name="P1">| 6 <text:s text:c="4"/>|</text:p>
      <text:p text:style-name="P1">+-------+</text:p>
      <text:p text:style-name="P1">2 rows in set (0.00 sec)</text:p>
      <text:p text:style-name="P1"/>
      <text:p text:style-name="P1">mysql&gt; select * from tag;</text:p>
      <text:p text:style-name="P1">+-------+-------------+----------+</text:p>
      <text:p text:style-name="P1">| tagid | tagname <text:s text:c="4"/>| tagpicID |</text:p>
      <text:p text:style-name="P1">+-------+-------------+----------+</text:p>
      <text:p text:style-name="P1">| 1 <text:s text:c="4"/>| art <text:s text:c="8"/>| NULL <text:s text:c="4"/>|</text:p>
      <text:p text:style-name="P1">| 2 <text:s text:c="4"/>| science <text:s text:c="4"/>| NULL <text:s text:c="4"/>|</text:p>
      <text:p text:style-name="P1">| 3 <text:s text:c="4"/>| music <text:s text:c="6"/>| NULL <text:s text:c="4"/>|</text:p>
      <text:p text:style-name="P1">| 4 <text:s text:c="4"/>| history <text:s text:c="4"/>| NULL <text:s text:c="4"/>|</text:p>
      <text:p text:style-name="P1">| 5 <text:s text:c="4"/>| engineering | NULL <text:s text:c="4"/>|</text:p>
      <text:p text:style-name="P1">+-------+-------------+----------+</text:p>
      <text:p text:style-name="P1">5 rows in set (0.00 sec)</text:p>
      <text:p text:style-name="P1"/>
      <text:p text:style-name="P1">mysql&gt; create table tags(tagpicID int,tagnames varchar(20));</text:p>
      <text:p text:style-name="P1">Query OK, 0 rows affected (0.26 sec)</text:p>
      <text:p text:style-name="P1"/>
      <text:p text:style-name="P1"/>
      <text:p text:style-name="P1">mysql&gt; desc tags</text:p>
      <text:p text:style-name="P1"><text:s text:c="4"/>-&gt; 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tagpicID | int(11) <text:s text:c="4"/>| YES <text:s/>| <text:s text:c="4"/>| NULL <text:s text:c="3"/>| <text:s text:c="6"/>|</text:p>
      <text:p text:style-name="P1">| tagnames | varchar(20) | YES <text:s/>| <text:s text:c="4"/>| NULL <text:s text:c="3"/>| <text:s text:c="6"/>|</text:p>
      <text:p text:style-name="P1">+----------+-------------+------+-----+---------+-------+</text:p>
      <text:p text:style-name="P1">2 rows in set (0.00 sec)</text:p>
      <text:p text:style-name="P1"/>
      <text:p text:style-name="P1">mysql&gt; insert into tags values(1,'art');</text:p>
      <text:p text:style-name="P1">Query OK, 1 row affected (0.04 sec)</text:p>
      <text:p text:style-name="P1"/>
      <text:p text:style-name="P1">mysql&gt; insert into tags values(1,'music');</text:p>
      <text:p text:style-name="P1">Query OK, 1 row affected (0.04 sec)</text:p>
      <text:p text:style-name="P1"/>
      <text:p text:style-name="P1">mysql&gt; insert into tags values(3,'science');</text:p>
      <text:p text:style-name="P1">Query OK, 1 row affected (0.05 sec)</text:p>
      <text:p text:style-name="P1"/>
      <text:p text:style-name="P1">mysql&gt; insert into tags values(2,'history');</text:p>
      <text:p text:style-name="P1">Query OK, 1 row affected (0.03 sec)</text:p>
      <text:p text:style-name="P1"/>
      <text:p text:style-name="P1">mysql&gt; insert into tags values(2,'art');</text:p>
      <text:p text:style-name="P1">Query OK, 1 row affected (0.04 sec)</text:p>
      <text:p text:style-name="P1"/>
      <text:p text:style-name="P1"><text:soft-page-break/>mysql&gt; insert into tags values(1,'engineering');</text:p>
      <text:p text:style-name="P1">Query OK, 1 row affected (0.03 sec)</text:p>
      <text:p text:style-name="P1"/>
      <text:p text:style-name="P1">mysql&gt; <text:s/>select tagpicID <text:s/>as cnt from likes group by tagnames order by cnt desc limit 1</text:p>
      <text:p text:style-name="P1"><text:s text:c="4"/>-&gt; ;</text:p>
      <text:p text:style-name="P1"/>
      <text:p text:style-name="P1">mysql&gt; select * from tags;</text:p>
      <text:p text:style-name="P1">+----------+-------------+</text:p>
      <text:p text:style-name="P1">| tagpicID | tagnames <text:s text:c="3"/>|</text:p>
      <text:p text:style-name="P1">+----------+-------------+</text:p>
      <text:p text:style-name="P1">| <text:s text:c="7"/>1 | art <text:s text:c="8"/>|</text:p>
      <text:p text:style-name="P1">| <text:s text:c="7"/>1 | music <text:s text:c="6"/>|</text:p>
      <text:p text:style-name="P1">| <text:s text:c="7"/>3 | science <text:s text:c="4"/>|</text:p>
      <text:p text:style-name="P1">| <text:s text:c="7"/>2 | history <text:s text:c="4"/>|</text:p>
      <text:p text:style-name="P1">| <text:s text:c="7"/>2 | art <text:s text:c="8"/>|</text:p>
      <text:p text:style-name="P1">| <text:s text:c="7"/>1 | engineering |</text:p>
      <text:p text:style-name="P1">+----------+-------------+</text:p>
      <text:p text:style-name="P1">6 rows in set (0.00 sec)</text:p>
      <text:p text:style-name="P1"/>
      <text:p text:style-name="P1">mysql&gt; select tagpicID,count(*) as cnt from tags group by tagpicID order by cnt desc limit 1;</text:p>
      <text:p text:style-name="P1">+----------+-----+</text:p>
      <text:p text:style-name="P1">| tagpicID | cnt |</text:p>
      <text:p text:style-name="P1">+----------+-----+</text:p>
      <text:p text:style-name="P1">| <text:s text:c="7"/>1 | <text:s text:c="2"/>3 |</text:p>
      <text:p text:style-name="P1">+----------+-----+</text:p>
      <text:p text:style-name="P1">1 row in set (0.00 sec)</text:p>
      <text:p text:style-name="P1"/>
      <text:p text:style-name="P1">mysql&gt; select tagpicID as cnt from tags group by tagpicID order by cnt desc limit 1;</text:p>
      <text:p text:style-name="P1">+------+</text:p>
      <text:p text:style-name="P1">| cnt <text:s/>|</text:p>
      <text:p text:style-name="P1">+------+</text:p>
      <text:p text:style-name="P1">| <text:s text:c="3"/>3 |</text:p>
      <text:p text:style-name="P1">+------+</text:p>
      <text:p text:style-name="P1">1 row in set (0.00 sec)</text:p>
      <text:p text:style-name="P1"/>
      <text:p text:style-name="P1">mysql&gt; select tagpicID,count(*) as cnt from tags group by tagpicID order by cnt desc;</text:p>
      <text:p text:style-name="P1">+----------+-----+</text:p>
      <text:p text:style-name="P1">| tagpicID | cnt |</text:p>
      <text:p text:style-name="P1">+----------+-----+</text:p>
      <text:p text:style-name="P1">| <text:s text:c="7"/>1 | <text:s text:c="2"/>3 |</text:p>
      <text:p text:style-name="P1">| <text:s text:c="7"/>2 | <text:s text:c="2"/>2 |</text:p>
      <text:p text:style-name="P1">| <text:s text:c="7"/>3 | <text:s text:c="2"/>1 |</text:p>
      <text:p text:style-name="P1">+----------+-----+</text:p>
      <text:p text:style-name="P1">3 rows in set (0.00 sec)</text:p>
      <text:p text:style-name="P1"/>
      <text:p text:style-name="P1"/>
      <text:p text:style-name="P1"/>
      <text:p text:style-name="P1">mysql&gt; insert into tags values(1,'history');</text:p>
      <text:p text:style-name="P1">Query OK, 1 row affected (0.04 sec)</text:p>
      <text:p text:style-name="P1"><text:soft-page-break/></text:p>
      <text:p text:style-name="P1">mysql&gt; select tagpicID from tags group by tagpicID having count(tagpicID) &gt; 3;</text:p>
      <text:p text:style-name="P1">+----------+</text:p>
      <text:p text:style-name="P1">| tagpicID |</text:p>
      <text:p text:style-name="P1">+----------+</text:p>
      <text:p text:style-name="P1">| <text:s text:c="7"/>1 |</text:p>
      <text:p text:style-name="P1">+----------+</text:p>
      <text:p text:style-name="P1">1 row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7:08:43.479005895</meta:creation-date>
    <dc:date>2018-07-16T17:15:37.762737892</dc:date>
    <meta:editing-duration>PT6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4" meta:paragraph-count="969" meta:word-count="6873" meta:character-count="41416" meta:non-whitespace-character-count="31998"/>
  </office:meta>
</office:document-meta>
</file>